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_to_n_by_c</text:p>
          </table:table-cell>
          <table:table-cell office:value-type="string">
            <text:p>c_to_c_by_c</text:p>
          </table:table-cell>
          <table:table-cell office:value-type="string">
            <text:p>c_to_c</text:p>
          </table:table-cell>
          <table:table-cell office:value-type="string">
            <text:p>c_to_c_by_c-n</text:p>
          </table:table-cell>
          <table:table-cell office:value-type="string">
            <text:p>c_to_i_by_c</text:p>
          </table:table-cell>
          <table:table-cell office:value-type="string">
            <text:p>c_to_i_by_c-n</text:p>
          </table:table-cell>
          <table:table-cell office:value-type="string">
            <text:p>c_to_i</text:p>
          </table:table-cell>
          <table:table-cell office:value-type="string">
            <text:p>c_to_c+i</text:p>
          </table:table-cell>
          <table:table-cell office:value-type="string">
            <text:p>c_total</text:p>
          </table:table-cell>
          <table:table-cell office:value-type="string">
            <text:p>c_to_i_by_i</text:p>
          </table:table-cell>
          <table:table-cell office:value-type="string">
            <text:p>c_to_i</text:p>
          </table:table-cell>
          <table:table-cell office:value-type="string">
            <text:p>i_to_n_by_i</text:p>
          </table:table-cell>
          <table:table-cell office:value-type="string">
            <text:p>i_to_i_by_i</text:p>
          </table:table-cell>
          <table:table-cell office:value-type="string">
            <text:p>i_to_i</text:p>
          </table:table-cell>
          <table:table-cell office:value-type="string">
            <text:p>i_total</text:p>
          </table:table-cell>
          <table:table-cell office:value-type="string">
            <text:p>n_to_n</text:p>
          </table:table-cell>
          <table:table-cell office:value-type="string">
            <text:p>total</text:p>
          </table:table-cell>
          <table:table-cell office:value-type="string">
            <text:p>c+i total</text:p>
          </table:table-cell>
          <table:table-cell office:value-type="string">
            <text:p>c_to_c_by_ci</text:p>
          </table:table-cell>
          <table:table-cell office:value-type="string">
            <text:p>c_to_i_by_ci</text:p>
          </table:table-cell>
          <table:table-cell office:value-type="string">
            <text:p>i_to_i_by_ci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97175141242938">
            <text:p>0.9971751412</text:p>
          </table:table-cell>
          <table:table-cell office:value-type="float" office:value="0.00282485875706215">
            <text:p>0.0028248588</text:p>
          </table:table-cell>
          <table:table-cell table:formula="of:=[.C2]*[.J2]" office:value-type="float" office:value="8.00000000000001">
            <text:p>8</text:p>
          </table:table-cell>
          <table:table-cell table:formula="of:=[.C2]*[.J2]/([.C2]*[.J2]+[.F2]*[.J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]*[.J2]/([.C2]*[.J2]+[.F2]*[.J2])" office:value-type="float" office:value="0">
            <text:p>0</text:p>
          </table:table-cell>
          <table:table-cell table:formula="of:=[.F2]*[.J2]" office:value-type="float" office:value="0">
            <text:p>0</text:p>
          </table:table-cell>
          <table:table-cell table:formula="of:=[.C2]*[.J2]+[.F2]*[.J2]" office:value-type="float" office:value="8.00000000000001">
            <text:p>8</text:p>
          </table:table-cell>
          <table:table-cell office:value-type="float" office:value="2832">
            <text:p>2832</text:p>
          </table:table-cell>
          <table:table-cell office:value-type="string">
            <text:p>NaN</text:p>
          </table:table-cell>
          <table:table-cell table:formula="of:=[.K2]*[.P2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2]*[.P2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151276">
            <text:p>151276</text:p>
          </table:table-cell>
          <table:table-cell table:formula="of:=[.J2]+[.P2]+[.Q2]" office:value-type="float" office:value="154108">
            <text:p>154108</text:p>
          </table:table-cell>
          <table:table-cell table:formula="of:=[.J2]+[.P2]" office:value-type="float" office:value="2832">
            <text:p>2832</text:p>
          </table:table-cell>
          <table:table-cell table:formula="of:=[.D2]/[.S2]" office:value-type="float" office:value="0.00282485875706215">
            <text:p>0.0028248588</text:p>
          </table:table-cell>
          <table:table-cell table:formula="of:=[.H2]/[.S2]" office:value-type="float" office:value="0">
            <text:p>0</text:p>
          </table:table-cell>
          <table:table-cell table:formula="of:=[.P2]/[.S2]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.992395437262358">
            <text:p>0.9923954373</text:p>
          </table:table-cell>
          <table:table-cell office:value-type="float" office:value="0.00760456273764259">
            <text:p>0.0076045627</text:p>
          </table:table-cell>
          <table:table-cell table:formula="of:=[.C3]*[.J3]" office:value-type="float" office:value="2">
            <text:p>2</text:p>
          </table:table-cell>
          <table:table-cell table:formula="of:=[.C3]*[.J3]/([.C3]*[.J3]+[.F3]*[.J3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]*[.J3]/([.C3]*[.J3]+[.F3]*[.J3])" office:value-type="float" office:value="0">
            <text:p>0</text:p>
          </table:table-cell>
          <table:table-cell table:formula="of:=[.F3]*[.J3]" office:value-type="float" office:value="0">
            <text:p>0</text:p>
          </table:table-cell>
          <table:table-cell table:formula="of:=[.C3]*[.J3]+[.F3]*[.J3]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string">
            <text:p>NaN</text:p>
          </table:table-cell>
          <table:table-cell table:formula="of:=[.K3]*[.P3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3]*[.P3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153669">
            <text:p>153669</text:p>
          </table:table-cell>
          <table:table-cell table:formula="of:=[.J3]+[.P3]+[.Q3]" office:value-type="float" office:value="153932">
            <text:p>153932</text:p>
          </table:table-cell>
          <table:table-cell table:formula="of:=[.J3]+[.P3]" office:value-type="float" office:value="263">
            <text:p>263</text:p>
          </table:table-cell>
          <table:table-cell table:formula="of:=[.D3]/[.S3]" office:value-type="float" office:value="0.00760456273764259">
            <text:p>0.0076045627</text:p>
          </table:table-cell>
          <table:table-cell table:formula="of:=[.H3]/[.S3]" office:value-type="float" office:value="0">
            <text:p>0</text:p>
          </table:table-cell>
          <table:table-cell table:formula="of:=[.P3]/[.S3]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997300944669366">
            <text:p>0.9973009447</text:p>
          </table:table-cell>
          <table:table-cell office:value-type="float" office:value="0.00269905533063428">
            <text:p>0.0026990553</text:p>
          </table:table-cell>
          <table:table-cell table:formula="of:=[.C4]*[.J4]" office:value-type="float" office:value="2">
            <text:p>2</text:p>
          </table:table-cell>
          <table:table-cell table:formula="of:=[.C4]*[.J4]/([.C4]*[.J4]+[.F4]*[.J4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]*[.J4]/([.C4]*[.J4]+[.F4]*[.J4])" office:value-type="float" office:value="0">
            <text:p>0</text:p>
          </table:table-cell>
          <table:table-cell table:formula="of:=[.F4]*[.J4]" office:value-type="float" office:value="0">
            <text:p>0</text:p>
          </table:table-cell>
          <table:table-cell table:formula="of:=[.C4]*[.J4]+[.F4]*[.J4]" office:value-type="float" office:value="2">
            <text:p>2</text:p>
          </table:table-cell>
          <table:table-cell office:value-type="float" office:value="741">
            <text:p>741</text:p>
          </table:table-cell>
          <table:table-cell office:value-type="string">
            <text:p>NaN</text:p>
          </table:table-cell>
          <table:table-cell table:formula="of:=[.K4]*[.P4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4]*[.P4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411499">
            <text:p>411499</text:p>
          </table:table-cell>
          <table:table-cell table:formula="of:=[.J4]+[.P4]+[.Q4]" office:value-type="float" office:value="412240">
            <text:p>412240</text:p>
          </table:table-cell>
          <table:table-cell table:formula="of:=[.J4]+[.P4]" office:value-type="float" office:value="741">
            <text:p>741</text:p>
          </table:table-cell>
          <table:table-cell table:formula="of:=[.D4]/[.S4]" office:value-type="float" office:value="0.00269905533063428">
            <text:p>0.0026990553</text:p>
          </table:table-cell>
          <table:table-cell table:formula="of:=[.H4]/[.S4]" office:value-type="float" office:value="0">
            <text:p>0</text:p>
          </table:table-cell>
          <table:table-cell table:formula="of:=[.P4]/[.S4]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]*[.J5]" office:value-type="float" office:value="0">
            <text:p>0</text:p>
          </table:table-cell>
          <table:table-cell table:formula="of:=[.C5]*[.J5]/([.C5]*[.J5]+[.F5]*[.J5])" office:value-type="float" office:value="0">
            <text:p>#DIV/0!</text:p>
          </table:table-cell>
          <table:table-cell office:value-type="float" office:value="0">
            <text:p>0</text:p>
          </table:table-cell>
          <table:table-cell table:formula="of:=[.F5]*[.J5]/([.C5]*[.J5]+[.F5]*[.J5])" office:value-type="float" office:value="0">
            <text:p>#DIV/0!</text:p>
          </table:table-cell>
          <table:table-cell table:formula="of:=[.F5]*[.J5]" office:value-type="float" office:value="0">
            <text:p>0</text:p>
          </table:table-cell>
          <table:table-cell table:formula="of:=[.C5]*[.J5]+[.F5]*[.J5]"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string">
            <text:p>NaN</text:p>
          </table:table-cell>
          <table:table-cell table:formula="of:=[.K5]*[.P5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5]*[.P5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625282">
            <text:p>625282</text:p>
          </table:table-cell>
          <table:table-cell table:formula="of:=[.J5]+[.P5]+[.Q5]" office:value-type="float" office:value="626373">
            <text:p>626373</text:p>
          </table:table-cell>
          <table:table-cell table:formula="of:=[.J5]+[.P5]" office:value-type="float" office:value="1091">
            <text:p>1091</text:p>
          </table:table-cell>
          <table:table-cell table:formula="of:=[.D5]/[.S5]" office:value-type="float" office:value="0">
            <text:p>0</text:p>
          </table:table-cell>
          <table:table-cell table:formula="of:=[.H5]/[.S5]" office:value-type="float" office:value="0">
            <text:p>0</text:p>
          </table:table-cell>
          <table:table-cell table:formula="of:=[.P5]/[.S5]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98993942182348">
            <text:p>0.9899394218</text:p>
          </table:table-cell>
          <table:table-cell office:value-type="float" office:value="0.0100605781765202">
            <text:p>0.0100605782</text:p>
          </table:table-cell>
          <table:table-cell table:formula="of:=[.C6]*[.J6]" office:value-type="float" office:value="656">
            <text:p>656</text:p>
          </table:table-cell>
          <table:table-cell table:formula="of:=[.C6]*[.J6]/([.C6]*[.J6]+[.F6]*[.J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]*[.J6]/([.C6]*[.J6]+[.F6]*[.J6])" office:value-type="float" office:value="0">
            <text:p>0</text:p>
          </table:table-cell>
          <table:table-cell table:formula="of:=[.F6]*[.J6]" office:value-type="float" office:value="0">
            <text:p>0</text:p>
          </table:table-cell>
          <table:table-cell table:formula="of:=[.C6]*[.J6]+[.F6]*[.J6]" office:value-type="float" office:value="656">
            <text:p>656</text:p>
          </table:table-cell>
          <table:table-cell office:value-type="float" office:value="65205">
            <text:p>65205</text:p>
          </table:table-cell>
          <table:table-cell office:value-type="string">
            <text:p>NaN</text:p>
          </table:table-cell>
          <table:table-cell table:formula="of:=[.K6]*[.P6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6]*[.P6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2245061">
            <text:p>2245061</text:p>
          </table:table-cell>
          <table:table-cell table:formula="of:=[.J6]+[.P6]+[.Q6]" office:value-type="float" office:value="2310266">
            <text:p>2310266</text:p>
          </table:table-cell>
          <table:table-cell table:formula="of:=[.J6]+[.P6]" office:value-type="float" office:value="65205">
            <text:p>65205</text:p>
          </table:table-cell>
          <table:table-cell table:formula="of:=[.D6]/[.S6]" office:value-type="float" office:value="0.0100605781765202">
            <text:p>0.0100605782</text:p>
          </table:table-cell>
          <table:table-cell table:formula="of:=[.H6]/[.S6]" office:value-type="float" office:value="0">
            <text:p>0</text:p>
          </table:table-cell>
          <table:table-cell table:formula="of:=[.P6]/[.S6]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94333223383201">
            <text:p>0.9433322338</text:p>
          </table:table-cell>
          <table:table-cell office:value-type="float" office:value="0.0566677661679896">
            <text:p>0.0566677662</text:p>
          </table:table-cell>
          <table:table-cell table:formula="of:=[.C7]*[.J7]" office:value-type="float" office:value="21303">
            <text:p>21303</text:p>
          </table:table-cell>
          <table:table-cell table:formula="of:=[.C7]*[.J7]/([.C7]*[.J7]+[.F7]*[.J7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]*[.J7]/([.C7]*[.J7]+[.F7]*[.J7])" office:value-type="float" office:value="0">
            <text:p>0</text:p>
          </table:table-cell>
          <table:table-cell table:formula="of:=[.F7]*[.J7]" office:value-type="float" office:value="0">
            <text:p>0</text:p>
          </table:table-cell>
          <table:table-cell table:formula="of:=[.C7]*[.J7]+[.F7]*[.J7]" office:value-type="float" office:value="21303">
            <text:p>21303</text:p>
          </table:table-cell>
          <table:table-cell office:value-type="float" office:value="375928">
            <text:p>375928</text:p>
          </table:table-cell>
          <table:table-cell office:value-type="string">
            <text:p>NaN</text:p>
          </table:table-cell>
          <table:table-cell table:formula="of:=[.K7]*[.P7]" office:value-type="float" office:value="0">
            <text:p>#VALUE!</text:p>
          </table:table-cell>
          <table:table-cell table:number-columns-repeated="2" office:value-type="string">
            <text:p>NaN</text:p>
          </table:table-cell>
          <table:table-cell table:formula="of:=[.N7]*[.P7]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3506468">
            <text:p>3506468</text:p>
          </table:table-cell>
          <table:table-cell table:formula="of:=[.J7]+[.P7]+[.Q7]" office:value-type="float" office:value="3882396">
            <text:p>3882396</text:p>
          </table:table-cell>
          <table:table-cell table:formula="of:=[.J7]+[.P7]" office:value-type="float" office:value="375928">
            <text:p>375928</text:p>
          </table:table-cell>
          <table:table-cell table:formula="of:=[.D7]/[.S7]" office:value-type="float" office:value="0.0566677661679896">
            <text:p>0.0566677662</text:p>
          </table:table-cell>
          <table:table-cell table:formula="of:=[.H7]/[.S7]" office:value-type="float" office:value="0">
            <text:p>0</text:p>
          </table:table-cell>
          <table:table-cell table:formula="of:=[.P7]/[.S7]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912664254917206">
            <text:p>0.9126642549</text:p>
          </table:table-cell>
          <table:table-cell office:value-type="float" office:value="0.0872200839186002">
            <text:p>0.0872200839</text:p>
          </table:table-cell>
          <table:table-cell table:formula="of:=[.C8]*[.J8]" office:value-type="float" office:value="67869">
            <text:p>67869</text:p>
          </table:table-cell>
          <table:table-cell table:formula="of:=[.C8]*[.J8]/([.C8]*[.J8]+[.F8]*[.J8])" office:value-type="float" office:value="0.998675672096411">
            <text:p>0.9986756721</text:p>
          </table:table-cell>
          <table:table-cell office:value-type="float" office:value="0.000115661164193874">
            <text:p>0.0001156612</text:p>
          </table:table-cell>
          <table:table-cell table:formula="of:=[.F8]*[.J8]/([.C8]*[.J8]+[.F8]*[.J8])" office:value-type="float" office:value="0.00132432790358893">
            <text:p>0.0013243279</text:p>
          </table:table-cell>
          <table:table-cell table:formula="of:=[.F8]*[.J8]" office:value-type="float" office:value="90.0000000000002">
            <text:p>90</text:p>
          </table:table-cell>
          <table:table-cell table:formula="of:=[.C8]*[.J8]+[.F8]*[.J8]" office:value-type="float" office:value="67959">
            <text:p>67959</text:p>
          </table:table-cell>
          <table:table-cell office:value-type="float" office:value="778135">
            <text:p>778135</text:p>
          </table:table-cell>
          <table:table-cell office:value-type="float" office:value="0.0505902192242833">
            <text:p>0.0505902192</text:p>
          </table:table-cell>
          <table:table-cell table:formula="of:=[.K8]*[.P8]" office:value-type="float" office:value="90">
            <text:p>90</text:p>
          </table:table-cell>
          <table:table-cell office:value-type="float" office:value="0.949409780775717">
            <text:p>0.9494097808</text:p>
          </table:table-cell>
          <table:table-cell office:value-type="float" office:value="0">
            <text:p>0</text:p>
          </table:table-cell>
          <table:table-cell table:formula="of:=[.N8]*[.P8]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4776258">
            <text:p>4776258</text:p>
          </table:table-cell>
          <table:table-cell table:formula="of:=[.J8]+[.P8]+[.Q8]" office:value-type="float" office:value="5556172">
            <text:p>5556172</text:p>
          </table:table-cell>
          <table:table-cell table:formula="of:=[.J8]+[.P8]" office:value-type="float" office:value="779914">
            <text:p>779914</text:p>
          </table:table-cell>
          <table:table-cell table:formula="of:=[.D8]/[.S8]" office:value-type="float" office:value="0.0870211330992904">
            <text:p>0.0870211331</text:p>
          </table:table-cell>
          <table:table-cell table:formula="of:=[.H8]/[.S8]" office:value-type="float" office:value="0.000115397338680932">
            <text:p>0.0001153973</text:p>
          </table:table-cell>
          <table:table-cell table:formula="of:=[.P8]/[.S8]" office:value-type="float" office:value="0.00228102072792641">
            <text:p>0.002281020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913982425497922">
            <text:p>0.9139824255</text:p>
          </table:table-cell>
          <table:table-cell office:value-type="float" office:value="0.0847956185601906">
            <text:p>0.0847956186</text:p>
          </table:table-cell>
          <table:table-cell table:formula="of:=[.C9]*[.J9]" office:value-type="float" office:value="75153">
            <text:p>75153</text:p>
          </table:table-cell>
          <table:table-cell table:formula="of:=[.C9]*[.J9]/([.C9]*[.J9]+[.F9]*[.J9])" office:value-type="float" office:value="0.985794113017472">
            <text:p>0.985794113</text:p>
          </table:table-cell>
          <table:table-cell office:value-type="float" office:value="0.0012219559418877">
            <text:p>0.0012219559</text:p>
          </table:table-cell>
          <table:table-cell table:formula="of:=[.F9]*[.J9]/([.C9]*[.J9]+[.F9]*[.J9])" office:value-type="float" office:value="0.0142058869825279">
            <text:p>0.014205887</text:p>
          </table:table-cell>
          <table:table-cell table:formula="of:=[.F9]*[.J9]" office:value-type="float" office:value="1083">
            <text:p>1083</text:p>
          </table:table-cell>
          <table:table-cell table:formula="of:=[.C9]*[.J9]+[.F9]*[.J9]" office:value-type="float" office:value="76236">
            <text:p>76236</text:p>
          </table:table-cell>
          <table:table-cell office:value-type="float" office:value="886284">
            <text:p>886284</text:p>
          </table:table-cell>
          <table:table-cell office:value-type="float" office:value="0.0781047165729122">
            <text:p>0.0781047166</text:p>
          </table:table-cell>
          <table:table-cell table:formula="of:=[.K9]*[.P9]" office:value-type="float" office:value="1083">
            <text:p>1083</text:p>
          </table:table-cell>
          <table:table-cell office:value-type="float" office:value="0.921895283427088">
            <text:p>0.9218952834</text:p>
          </table:table-cell>
          <table:table-cell office:value-type="float" office:value="0">
            <text:p>0</text:p>
          </table:table-cell>
          <table:table-cell table:formula="of:=[.N9]*[.P9]" office:value-type="float" office:value="0">
            <text:p>0</text:p>
          </table:table-cell>
          <table:table-cell office:value-type="float" office:value="13866">
            <text:p>13866</text:p>
          </table:table-cell>
          <table:table-cell office:value-type="float" office:value="7119406">
            <text:p>7119406</text:p>
          </table:table-cell>
          <table:table-cell table:formula="of:=[.J9]+[.P9]+[.Q9]" office:value-type="float" office:value="8019556">
            <text:p>8019556</text:p>
          </table:table-cell>
          <table:table-cell table:formula="of:=[.J9]+[.P9]" office:value-type="float" office:value="900150">
            <text:p>900150</text:p>
          </table:table-cell>
          <table:table-cell table:formula="of:=[.D9]/[.S9]" office:value-type="float" office:value="0.0834894184302616">
            <text:p>0.0834894184</text:p>
          </table:table-cell>
          <table:table-cell table:formula="of:=[.H9]/[.S9]" office:value-type="float" office:value="0.00120313281119813">
            <text:p>0.0012031328</text:p>
          </table:table-cell>
          <table:table-cell table:formula="of:=[.P9]/[.S9]" office:value-type="float" office:value="0.0154040993167805">
            <text:p>0.015404099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897510098228377">
            <text:p>0.8975100982</text:p>
          </table:table-cell>
          <table:table-cell office:value-type="float" office:value="0.0905654527758211">
            <text:p>0.0905654528</text:p>
          </table:table-cell>
          <table:table-cell table:formula="of:=[.C10]*[.J10]" office:value-type="float" office:value="132038">
            <text:p>132038</text:p>
          </table:table-cell>
          <table:table-cell table:formula="of:=[.C10]*[.J10]/([.C10]*[.J10]+[.F10]*[.J10])" office:value-type="float" office:value="0.883652449756731">
            <text:p>0.8836524498</text:p>
          </table:table-cell>
          <table:table-cell office:value-type="float" office:value="0.0119244489958016">
            <text:p>0.011924449</text:p>
          </table:table-cell>
          <table:table-cell table:formula="of:=[.F10]*[.J10]/([.C10]*[.J10]+[.F10]*[.J10])" office:value-type="float" office:value="0.116347550243269">
            <text:p>0.1163475502</text:p>
          </table:table-cell>
          <table:table-cell table:formula="of:=[.F10]*[.J10]" office:value-type="float" office:value="17385">
            <text:p>17385</text:p>
          </table:table-cell>
          <table:table-cell table:formula="of:=[.C10]*[.J10]+[.F10]*[.J10]" office:value-type="float" office:value="149423">
            <text:p>149423</text:p>
          </table:table-cell>
          <table:table-cell office:value-type="float" office:value="1457929">
            <text:p>1457929</text:p>
          </table:table-cell>
          <table:table-cell office:value-type="float" office:value="0.205295041507741">
            <text:p>0.2052950415</text:p>
          </table:table-cell>
          <table:table-cell table:formula="of:=[.K10]*[.P10]" office:value-type="float" office:value="17385">
            <text:p>17385</text:p>
          </table:table-cell>
          <table:table-cell office:value-type="float" office:value="0.788859629441564">
            <text:p>0.7888596294</text:p>
          </table:table-cell>
          <table:table-cell office:value-type="float" office:value="0.00584532905069495">
            <text:p>0.0058453291</text:p>
          </table:table-cell>
          <table:table-cell table:formula="of:=[.N10]*[.P10]" office:value-type="float" office:value="495.000000000001">
            <text:p>495</text:p>
          </table:table-cell>
          <table:table-cell office:value-type="float" office:value="84683">
            <text:p>84683</text:p>
          </table:table-cell>
          <table:table-cell office:value-type="float" office:value="9838000">
            <text:p>9838000</text:p>
          </table:table-cell>
          <table:table-cell table:formula="of:=[.J10]+[.P10]+[.Q10]" office:value-type="float" office:value="11380612">
            <text:p>11380612</text:p>
          </table:table-cell>
          <table:table-cell table:formula="of:=[.J10]+[.P10]" office:value-type="float" office:value="1542612">
            <text:p>1542612</text:p>
          </table:table-cell>
          <table:table-cell table:formula="of:=[.D10]/[.S10]" office:value-type="float" office:value="0.0855937850865934">
            <text:p>0.0855937851</text:p>
          </table:table-cell>
          <table:table-cell table:formula="of:=[.H10]/[.S10]" office:value-type="float" office:value="0.0112698462088977">
            <text:p>0.0112698462</text:p>
          </table:table-cell>
          <table:table-cell table:formula="of:=[.P10]/[.S10]" office:value-type="float" office:value="0.0548958519705538">
            <text:p>0.05489585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904009994094018">
            <text:p>0.9040099941</text:p>
          </table:table-cell>
          <table:table-cell office:value-type="float" office:value="0.0898128096975383">
            <text:p>0.0898128097</text:p>
          </table:table-cell>
          <table:table-cell table:formula="of:=[.C11]*[.J11]" office:value-type="float" office:value="171536">
            <text:p>171536</text:p>
          </table:table-cell>
          <table:table-cell table:formula="of:=[.C11]*[.J11]/([.C11]*[.J11]+[.F11]*[.J11])" office:value-type="float" office:value="0.935647506736339">
            <text:p>0.9356475067</text:p>
          </table:table-cell>
          <table:table-cell office:value-type="float" office:value="0.00617719620844346">
            <text:p>0.0061771962</text:p>
          </table:table-cell>
          <table:table-cell table:formula="of:=[.F11]*[.J11]/([.C11]*[.J11]+[.F11]*[.J11])" office:value-type="float" office:value="0.0643524932636609">
            <text:p>0.0643524933</text:p>
          </table:table-cell>
          <table:table-cell table:formula="of:=[.F11]*[.J11]" office:value-type="float" office:value="11798">
            <text:p>11798</text:p>
          </table:table-cell>
          <table:table-cell table:formula="of:=[.C11]*[.J11]+[.F11]*[.J11]" office:value-type="float" office:value="183334">
            <text:p>183334</text:p>
          </table:table-cell>
          <table:table-cell office:value-type="float" office:value="1909928">
            <text:p>1909928</text:p>
          </table:table-cell>
          <table:table-cell office:value-type="float" office:value="0.185363247863248">
            <text:p>0.1853632479</text:p>
          </table:table-cell>
          <table:table-cell table:formula="of:=[.K11]*[.P11]" office:value-type="float" office:value="11798">
            <text:p>11798</text:p>
          </table:table-cell>
          <table:table-cell office:value-type="float" office:value="0.813128456510809">
            <text:p>0.8131284565</text:p>
          </table:table-cell>
          <table:table-cell office:value-type="float" office:value="0.00150829562594268">
            <text:p>0.0015082956</text:p>
          </table:table-cell>
          <table:table-cell table:formula="of:=[.N11]*[.P11]" office:value-type="float" office:value="95.9999999999997">
            <text:p>96</text:p>
          </table:table-cell>
          <table:table-cell office:value-type="float" office:value="63648">
            <text:p>63648</text:p>
          </table:table-cell>
          <table:table-cell office:value-type="float" office:value="12391343">
            <text:p>12391343</text:p>
          </table:table-cell>
          <table:table-cell table:formula="of:=[.J11]+[.P11]+[.Q11]" office:value-type="float" office:value="14364919">
            <text:p>14364919</text:p>
          </table:table-cell>
          <table:table-cell table:formula="of:=[.J11]+[.P11]" office:value-type="float" office:value="1973576">
            <text:p>1973576</text:p>
          </table:table-cell>
          <table:table-cell table:formula="of:=[.D11]/[.S11]" office:value-type="float" office:value="0.0869163386664612">
            <text:p>0.0869163387</text:p>
          </table:table-cell>
          <table:table-cell table:formula="of:=[.H11]/[.S11]" office:value-type="float" office:value="0.00597798108610968">
            <text:p>0.0059779811</text:p>
          </table:table-cell>
          <table:table-cell table:formula="of:=[.P11]/[.S11]" office:value-type="float" office:value="0.0322500881648338">
            <text:p>0.032250088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877968771450661">
            <text:p>0.8779687715</text:p>
          </table:table-cell>
          <table:table-cell office:value-type="float" office:value="0.110937217754464">
            <text:p>0.1109372178</text:p>
          </table:table-cell>
          <table:table-cell table:formula="of:=[.C12]*[.J12]" office:value-type="float" office:value="307072.000000001">
            <text:p>307072.000000001</text:p>
          </table:table-cell>
          <table:table-cell table:formula="of:=[.C12]*[.J12]/([.C12]*[.J12]+[.F12]*[.J12])" office:value-type="float" office:value="0.909088755995027">
            <text:p>0.909088756</text:p>
          </table:table-cell>
          <table:table-cell office:value-type="float" office:value="0.0110940107948757">
            <text:p>0.0110940108</text:p>
          </table:table-cell>
          <table:table-cell table:formula="of:=[.F12]*[.J12]/([.C12]*[.J12]+[.F12]*[.J12])" office:value-type="float" office:value="0.0909112440049734">
            <text:p>0.090911244</text:p>
          </table:table-cell>
          <table:table-cell table:formula="of:=[.F12]*[.J12]" office:value-type="float" office:value="30708">
            <text:p>30708</text:p>
          </table:table-cell>
          <table:table-cell table:formula="of:=[.C12]*[.J12]+[.F12]*[.J12]" office:value-type="float" office:value="337780.000000001">
            <text:p>337780.000000001</text:p>
          </table:table-cell>
          <table:table-cell office:value-type="float" office:value="2767980">
            <text:p>2767980</text:p>
          </table:table-cell>
          <table:table-cell office:value-type="float" office:value="0.187861324719658">
            <text:p>0.1878613247</text:p>
          </table:table-cell>
          <table:table-cell table:formula="of:=[.K12]*[.P12]" office:value-type="float" office:value="30708">
            <text:p>30708</text:p>
          </table:table-cell>
          <table:table-cell office:value-type="float" office:value="0.808021485247246">
            <text:p>0.8080214852</text:p>
          </table:table-cell>
          <table:table-cell office:value-type="float" office:value="0.00411719003309658">
            <text:p>0.00411719</text:p>
          </table:table-cell>
          <table:table-cell table:formula="of:=[.N12]*[.P12]" office:value-type="float" office:value="673">
            <text:p>673</text:p>
          </table:table-cell>
          <table:table-cell office:value-type="float" office:value="163461">
            <text:p>163461</text:p>
          </table:table-cell>
          <table:table-cell office:value-type="float" office:value="13255617">
            <text:p>13255617</text:p>
          </table:table-cell>
          <table:table-cell table:formula="of:=[.J12]+[.P12]+[.Q12]" office:value-type="float" office:value="16187058">
            <text:p>16187058</text:p>
          </table:table-cell>
          <table:table-cell table:formula="of:=[.J12]+[.P12]" office:value-type="float" office:value="2931441">
            <text:p>2931441</text:p>
          </table:table-cell>
          <table:table-cell table:formula="of:=[.D12]/[.S12]" office:value-type="float" office:value="0.104751212799439">
            <text:p>0.1047512128</text:p>
          </table:table-cell>
          <table:table-cell table:formula="of:=[.H12]/[.S12]" office:value-type="float" office:value="0.0104753941832703">
            <text:p>0.0104753942</text:p>
          </table:table-cell>
          <table:table-cell table:formula="of:=[.P12]/[.S12]" office:value-type="float" office:value="0.0557613132926776">
            <text:p>0.055761313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85593318360099">
            <text:p>0.8559331836</text:p>
          </table:table-cell>
          <table:table-cell office:value-type="float" office:value="0.100719018630584">
            <text:p>0.1007190186</text:p>
          </table:table-cell>
          <table:table-cell table:formula="of:=[.C13]*[.J13]" office:value-type="float" office:value="212470.999999999">
            <text:p>212470.999999999</text:p>
          </table:table-cell>
          <table:table-cell table:formula="of:=[.C13]*[.J13]/([.C13]*[.J13]+[.F13]*[.J13])" office:value-type="float" office:value="0.699113238899034">
            <text:p>0.6991132389</text:p>
          </table:table-cell>
          <table:table-cell office:value-type="float" office:value="0.0433477977684256">
            <text:p>0.0433477978</text:p>
          </table:table-cell>
          <table:table-cell table:formula="of:=[.F13]*[.J13]/([.C13]*[.J13]+[.F13]*[.J13])" office:value-type="float" office:value="0.300886761100966">
            <text:p>0.3008867611</text:p>
          </table:table-cell>
          <table:table-cell table:formula="of:=[.F13]*[.J13]" office:value-type="float" office:value="91444.0000000001">
            <text:p>91444.0000000001</text:p>
          </table:table-cell>
          <table:table-cell table:formula="of:=[.C13]*[.J13]+[.F13]*[.J13]" office:value-type="float" office:value="303915">
            <text:p>303915</text:p>
          </table:table-cell>
          <table:table-cell office:value-type="float" office:value="2109542">
            <text:p>2109542</text:p>
          </table:table-cell>
          <table:table-cell office:value-type="float" office:value="0.17633571741239">
            <text:p>0.1763357174</text:p>
          </table:table-cell>
          <table:table-cell table:formula="of:=[.K13]*[.P13]" office:value-type="float" office:value="91443.9999999998">
            <text:p>91443.9999999998</text:p>
          </table:table-cell>
          <table:table-cell office:value-type="float" office:value="0.801098771836114">
            <text:p>0.8010987718</text:p>
          </table:table-cell>
          <table:table-cell office:value-type="float" office:value="0.0225655107514959">
            <text:p>0.0225655108</text:p>
          </table:table-cell>
          <table:table-cell table:formula="of:=[.N13]*[.P13]" office:value-type="float" office:value="11702">
            <text:p>11702</text:p>
          </table:table-cell>
          <table:table-cell office:value-type="float" office:value="518579">
            <text:p>518579</text:p>
          </table:table-cell>
          <table:table-cell office:value-type="float" office:value="12629935">
            <text:p>12629935</text:p>
          </table:table-cell>
          <table:table-cell table:formula="of:=[.J13]+[.P13]+[.Q13]" office:value-type="float" office:value="15258056">
            <text:p>15258056</text:p>
          </table:table-cell>
          <table:table-cell table:formula="of:=[.J13]+[.P13]" office:value-type="float" office:value="2628121">
            <text:p>2628121</text:p>
          </table:table-cell>
          <table:table-cell table:formula="of:=[.D13]/[.S13]" office:value-type="float" office:value="0.0808452122257687">
            <text:p>0.0808452122</text:p>
          </table:table-cell>
          <table:table-cell table:formula="of:=[.H13]/[.S13]" office:value-type="float" office:value="0.0347944405908252">
            <text:p>0.0347944406</text:p>
          </table:table-cell>
          <table:table-cell table:formula="of:=[.P13]/[.S13]" office:value-type="float" office:value="0.197319301508568">
            <text:p>0.19731930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847095486222914">
            <text:p>0.8470954862</text:p>
          </table:table-cell>
          <table:table-cell office:value-type="float" office:value="0.0542774624738556">
            <text:p>0.0542774625</text:p>
          </table:table-cell>
          <table:table-cell table:formula="of:=[.C14]*[.J14]" office:value-type="float" office:value="77541">
            <text:p>77541</text:p>
          </table:table-cell>
          <table:table-cell table:formula="of:=[.C14]*[.J14]/([.C14]*[.J14]+[.F14]*[.J14])" office:value-type="float" office:value="0.354976194836111">
            <text:p>0.3549761948</text:p>
          </table:table-cell>
          <table:table-cell office:value-type="float" office:value="0.0986270513032303">
            <text:p>0.0986270513</text:p>
          </table:table-cell>
          <table:table-cell table:formula="of:=[.F14]*[.J14]/([.C14]*[.J14]+[.F14]*[.J14])" office:value-type="float" office:value="0.645023805163889">
            <text:p>0.6450238052</text:p>
          </table:table-cell>
          <table:table-cell table:formula="of:=[.F14]*[.J14]" office:value-type="float" office:value="140899">
            <text:p>140899</text:p>
          </table:table-cell>
          <table:table-cell table:formula="of:=[.C14]*[.J14]+[.F14]*[.J14]" office:value-type="float" office:value="218440">
            <text:p>218440</text:p>
          </table:table-cell>
          <table:table-cell office:value-type="float" office:value="1428604">
            <text:p>1428604</text:p>
          </table:table-cell>
          <table:table-cell office:value-type="float" office:value="0.115030766254028">
            <text:p>0.1150307663</text:p>
          </table:table-cell>
          <table:table-cell table:formula="of:=[.K14]*[.P14]" office:value-type="float" office:value="140899">
            <text:p>140899</text:p>
          </table:table-cell>
          <table:table-cell office:value-type="float" office:value="0.83616204349647">
            <text:p>0.8361620435</text:p>
          </table:table-cell>
          <table:table-cell office:value-type="float" office:value="0.0488071902495018">
            <text:p>0.0488071902</text:p>
          </table:table-cell>
          <table:table-cell table:formula="of:=[.N14]*[.P14]" office:value-type="float" office:value="59783">
            <text:p>59783</text:p>
          </table:table-cell>
          <table:table-cell office:value-type="float" office:value="1224881">
            <text:p>1224881</text:p>
          </table:table-cell>
          <table:table-cell office:value-type="float" office:value="11578454">
            <text:p>11578454</text:p>
          </table:table-cell>
          <table:table-cell table:formula="of:=[.J14]+[.P14]+[.Q14]" office:value-type="float" office:value="14231939">
            <text:p>14231939</text:p>
          </table:table-cell>
          <table:table-cell table:formula="of:=[.J14]+[.P14]" office:value-type="float" office:value="2653485">
            <text:p>2653485</text:p>
          </table:table-cell>
          <table:table-cell table:formula="of:=[.D14]/[.S14]" office:value-type="float" office:value="0.0292223246033047">
            <text:p>0.0292223246</text:p>
          </table:table-cell>
          <table:table-cell table:formula="of:=[.H14]/[.S14]" office:value-type="float" office:value="0.0530996029749556">
            <text:p>0.053099603</text:p>
          </table:table-cell>
          <table:table-cell table:formula="of:=[.P14]/[.S14]" office:value-type="float" office:value="0.461612181715744">
            <text:p>0.461612181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.818465089644251">
            <text:p>0.8184650896</text:p>
          </table:table-cell>
          <table:table-cell office:value-type="float" office:value="0.0527799968893162">
            <text:p>0.0527799969</text:p>
          </table:table-cell>
          <table:table-cell table:formula="of:=[.C15]*[.J15]" office:value-type="float" office:value="59725">
            <text:p>59725</text:p>
          </table:table-cell>
          <table:table-cell table:formula="of:=[.C15]*[.J15]/([.C15]*[.J15]+[.F15]*[.J15])" office:value-type="float" office:value="0.290742958397834">
            <text:p>0.2907429584</text:p>
          </table:table-cell>
          <table:table-cell office:value-type="float" office:value="0.128754913466433">
            <text:p>0.1287549135</text:p>
          </table:table-cell>
          <table:table-cell table:formula="of:=[.F15]*[.J15]/([.C15]*[.J15]+[.F15]*[.J15])" office:value-type="float" office:value="0.709257041602166">
            <text:p>0.7092570416</text:p>
          </table:table-cell>
          <table:table-cell table:formula="of:=[.F15]*[.J15]" office:value-type="float" office:value="145697">
            <text:p>145697</text:p>
          </table:table-cell>
          <table:table-cell table:formula="of:=[.C15]*[.J15]+[.F15]*[.J15]" office:value-type="float" office:value="205422">
            <text:p>205422</text:p>
          </table:table-cell>
          <table:table-cell office:value-type="float" office:value="1131584">
            <text:p>1131584</text:p>
          </table:table-cell>
          <table:table-cell office:value-type="float" office:value="0.0912582561609987">
            <text:p>0.0912582562</text:p>
          </table:table-cell>
          <table:table-cell table:formula="of:=[.K15]*[.P15]" office:value-type="float" office:value="145697">
            <text:p>145697</text:p>
          </table:table-cell>
          <table:table-cell office:value-type="float" office:value="0.836020506910277">
            <text:p>0.8360205069</text:p>
          </table:table-cell>
          <table:table-cell office:value-type="float" office:value="0.0727212369287238">
            <text:p>0.0727212369</text:p>
          </table:table-cell>
          <table:table-cell table:formula="of:=[.N15]*[.P15]" office:value-type="float" office:value="116102">
            <text:p>116102</text:p>
          </table:table-cell>
          <table:table-cell office:value-type="float" office:value="1596535">
            <text:p>1596535</text:p>
          </table:table-cell>
          <table:table-cell office:value-type="float" office:value="9735623">
            <text:p>9735623</text:p>
          </table:table-cell>
          <table:table-cell table:formula="of:=[.J15]+[.P15]+[.Q15]" office:value-type="float" office:value="12463742">
            <text:p>12463742</text:p>
          </table:table-cell>
          <table:table-cell table:formula="of:=[.J15]+[.P15]" office:value-type="float" office:value="2728119">
            <text:p>2728119</text:p>
          </table:table-cell>
          <table:table-cell table:formula="of:=[.D15]/[.S15]" office:value-type="float" office:value="0.021892373463181">
            <text:p>0.0218923735</text:p>
          </table:table-cell>
          <table:table-cell table:formula="of:=[.H15]/[.S15]" office:value-type="float" office:value="0.0534056615565524">
            <text:p>0.0534056616</text:p>
          </table:table-cell>
          <table:table-cell table:formula="of:=[.P15]/[.S15]" office:value-type="float" office:value="0.585214574584173">
            <text:p>0.585214574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73175729715533">
            <text:p>0.7317572972</text:p>
          </table:table-cell>
          <table:table-cell office:value-type="float" office:value="0.0241851120373572">
            <text:p>0.024185112</text:p>
          </table:table-cell>
          <table:table-cell table:formula="of:=[.C16]*[.J16]" office:value-type="float" office:value="16299">
            <text:p>16299</text:p>
          </table:table-cell>
          <table:table-cell table:formula="of:=[.C16]*[.J16]/([.C16]*[.J16]+[.F16]*[.J16])" office:value-type="float" office:value="0.0901613045979556">
            <text:p>0.0901613046</text:p>
          </table:table-cell>
          <table:table-cell office:value-type="float" office:value="0.244057590807313">
            <text:p>0.2440575908</text:p>
          </table:table-cell>
          <table:table-cell table:formula="of:=[.F16]*[.J16]/([.C16]*[.J16]+[.F16]*[.J16])" office:value-type="float" office:value="0.909838695402044">
            <text:p>0.9098386954</text:p>
          </table:table-cell>
          <table:table-cell table:formula="of:=[.F16]*[.J16]" office:value-type="float" office:value="164477">
            <text:p>164477</text:p>
          </table:table-cell>
          <table:table-cell table:formula="of:=[.C16]*[.J16]+[.F16]*[.J16]" office:value-type="float" office:value="180776">
            <text:p>180776</text:p>
          </table:table-cell>
          <table:table-cell office:value-type="float" office:value="673927">
            <text:p>673927</text:p>
          </table:table-cell>
          <table:table-cell office:value-type="float" office:value="0.0560586199539335">
            <text:p>0.05605862</text:p>
          </table:table-cell>
          <table:table-cell table:formula="of:=[.K16]*[.P16]" office:value-type="float" office:value="164477">
            <text:p>164477</text:p>
          </table:table-cell>
          <table:table-cell office:value-type="float" office:value="0.801723097813306">
            <text:p>0.8017230978</text:p>
          </table:table-cell>
          <table:table-cell office:value-type="float" office:value="0.142218282232761">
            <text:p>0.1422182822</text:p>
          </table:table-cell>
          <table:table-cell table:formula="of:=[.N16]*[.P16]" office:value-type="float" office:value="417271.000000001">
            <text:p>417271.000000001</text:p>
          </table:table-cell>
          <table:table-cell office:value-type="float" office:value="2934018">
            <text:p>2934018</text:p>
          </table:table-cell>
          <table:table-cell office:value-type="float" office:value="7185716">
            <text:p>7185716</text:p>
          </table:table-cell>
          <table:table-cell table:formula="of:=[.J16]+[.P16]+[.Q16]" office:value-type="float" office:value="10793661">
            <text:p>10793661</text:p>
          </table:table-cell>
          <table:table-cell table:formula="of:=[.J16]+[.P16]" office:value-type="float" office:value="3607945">
            <text:p>3607945</text:p>
          </table:table-cell>
          <table:table-cell table:formula="of:=[.D16]/[.S16]" office:value-type="float" office:value="0.00451753006212679">
            <text:p>0.0045175301</text:p>
          </table:table-cell>
          <table:table-cell table:formula="of:=[.H16]/[.S16]" office:value-type="float" office:value="0.0455874465935595">
            <text:p>0.0455874466</text:p>
          </table:table-cell>
          <table:table-cell table:formula="of:=[.P16]/[.S16]" office:value-type="float" office:value="0.813210290068169">
            <text:p>0.813210290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.69708757199161">
            <text:p>0.697087572</text:p>
          </table:table-cell>
          <table:table-cell office:value-type="float" office:value="0.0136354438023776">
            <text:p>0.0136354438</text:p>
          </table:table-cell>
          <table:table-cell table:formula="of:=[.C17]*[.J17]" office:value-type="float" office:value="4245">
            <text:p>4245</text:p>
          </table:table-cell>
          <table:table-cell table:formula="of:=[.C17]*[.J17]/([.C17]*[.J17]+[.F17]*[.J17])" office:value-type="float" office:value="0.0450144746190471">
            <text:p>0.0450144746</text:p>
          </table:table-cell>
          <table:table-cell office:value-type="float" office:value="0.289276984206012">
            <text:p>0.2892769842</text:p>
          </table:table-cell>
          <table:table-cell table:formula="of:=[.F17]*[.J17]/([.C17]*[.J17]+[.F17]*[.J17])" office:value-type="float" office:value="0.954985525380953">
            <text:p>0.9549855254</text:p>
          </table:table-cell>
          <table:table-cell table:formula="of:=[.F17]*[.J17]" office:value-type="float" office:value="90057.9999999999">
            <text:p>90057.9999999999</text:p>
          </table:table-cell>
          <table:table-cell table:formula="of:=[.C17]*[.J17]+[.F17]*[.J17]" office:value-type="float" office:value="94302.9999999999">
            <text:p>94302.9999999999</text:p>
          </table:table-cell>
          <table:table-cell office:value-type="float" office:value="311321">
            <text:p>311321</text:p>
          </table:table-cell>
          <table:table-cell office:value-type="float" office:value="0.0312759922777214">
            <text:p>0.0312759923</text:p>
          </table:table-cell>
          <table:table-cell table:formula="of:=[.K17]*[.P17]" office:value-type="float" office:value="90057.9999999999">
            <text:p>90057.9999999999</text:p>
          </table:table-cell>
          <table:table-cell office:value-type="float" office:value="0.808160971792985">
            <text:p>0.8081609718</text:p>
          </table:table-cell>
          <table:table-cell office:value-type="float" office:value="0.160563035929294">
            <text:p>0.1605630359</text:p>
          </table:table-cell>
          <table:table-cell table:formula="of:=[.N17]*[.P17]" office:value-type="float" office:value="462335.000000001">
            <text:p>462335.000000001</text:p>
          </table:table-cell>
          <table:table-cell office:value-type="float" office:value="2879461">
            <text:p>2879461</text:p>
          </table:table-cell>
          <table:table-cell office:value-type="float" office:value="5850178">
            <text:p>5850178</text:p>
          </table:table-cell>
          <table:table-cell table:formula="of:=[.J17]+[.P17]+[.Q17]" office:value-type="float" office:value="9040960">
            <text:p>9040960</text:p>
          </table:table-cell>
          <table:table-cell table:formula="of:=[.J17]+[.P17]" office:value-type="float" office:value="3190782">
            <text:p>3190782</text:p>
          </table:table-cell>
          <table:table-cell table:formula="of:=[.D17]/[.S17]" office:value-type="float" office:value="0.0013303948687187">
            <text:p>0.0013303949</text:p>
          </table:table-cell>
          <table:table-cell table:formula="of:=[.H17]/[.S17]" office:value-type="float" office:value="0.0282244289957759">
            <text:p>0.028224429</text:p>
          </table:table-cell>
          <table:table-cell table:formula="of:=[.P17]/[.S17]" office:value-type="float" office:value="0.902431128168581">
            <text:p>0.902431128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691750450156033">
            <text:p>0.6917504502</text:p>
          </table:table-cell>
          <table:table-cell office:value-type="float" office:value="0.0193038441082425">
            <text:p>0.0193038441</text:p>
          </table:table-cell>
          <table:table-cell table:formula="of:=[.C18]*[.J18]" office:value-type="float" office:value="6025">
            <text:p>6025</text:p>
          </table:table-cell>
          <table:table-cell table:formula="of:=[.C18]*[.J18]/([.C18]*[.J18]+[.F18]*[.J18])" office:value-type="float" office:value="0.062624078828384">
            <text:p>0.0626240788</text:p>
          </table:table-cell>
          <table:table-cell office:value-type="float" office:value="0.288945705735725">
            <text:p>0.2889457057</text:p>
          </table:table-cell>
          <table:table-cell table:formula="of:=[.F18]*[.J18]/([.C18]*[.J18]+[.F18]*[.J18])" office:value-type="float" office:value="0.937375921171616">
            <text:p>0.9373759212</text:p>
          </table:table-cell>
          <table:table-cell table:formula="of:=[.F18]*[.J18]" office:value-type="float" office:value="90184.0000000001">
            <text:p>90184.0000000001</text:p>
          </table:table-cell>
          <table:table-cell table:formula="of:=[.C18]*[.J18]+[.F18]*[.J18]" office:value-type="float" office:value="96209.0000000001">
            <text:p>96209.0000000001</text:p>
          </table:table-cell>
          <table:table-cell office:value-type="float" office:value="312114">
            <text:p>312114</text:p>
          </table:table-cell>
          <table:table-cell office:value-type="float" office:value="0.0336577164300816">
            <text:p>0.0336577164</text:p>
          </table:table-cell>
          <table:table-cell table:formula="of:=[.K18]*[.P18]" office:value-type="float" office:value="90184">
            <text:p>90184</text:p>
          </table:table-cell>
          <table:table-cell office:value-type="float" office:value="0.804110552745065">
            <text:p>0.8041105527</text:p>
          </table:table-cell>
          <table:table-cell office:value-type="float" office:value="0.162231730824854">
            <text:p>0.1622317308</text:p>
          </table:table-cell>
          <table:table-cell table:formula="of:=[.N18]*[.P18]" office:value-type="float" office:value="434691.000000001">
            <text:p>434691.000000001</text:p>
          </table:table-cell>
          <table:table-cell office:value-type="float" office:value="2679445">
            <text:p>2679445</text:p>
          </table:table-cell>
          <table:table-cell office:value-type="float" office:value="4702373">
            <text:p>4702373</text:p>
          </table:table-cell>
          <table:table-cell table:formula="of:=[.J18]+[.P18]+[.Q18]" office:value-type="float" office:value="7693932">
            <text:p>7693932</text:p>
          </table:table-cell>
          <table:table-cell table:formula="of:=[.J18]+[.P18]" office:value-type="float" office:value="2991559">
            <text:p>2991559</text:p>
          </table:table-cell>
          <table:table-cell table:formula="of:=[.D18]/[.S18]" office:value-type="float" office:value="0.00201400005816365">
            <text:p>0.0020140001</text:p>
          </table:table-cell>
          <table:table-cell table:formula="of:=[.H18]/[.S18]" office:value-type="float" office:value="0.030146154563557">
            <text:p>0.0301461546</text:p>
          </table:table-cell>
          <table:table-cell table:formula="of:=[.P18]/[.S18]" office:value-type="float" office:value="0.89566844578362">
            <text:p>0.895668445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.738107927703238">
            <text:p>0.7381079277</text:p>
          </table:table-cell>
          <table:table-cell office:value-type="float" office:value="0.00917939138668833">
            <text:p>0.0091793914</text:p>
          </table:table-cell>
          <table:table-cell table:formula="of:=[.C19]*[.J19]" office:value-type="float" office:value="1774">
            <text:p>1774</text:p>
          </table:table-cell>
          <table:table-cell table:formula="of:=[.C19]*[.J19]/([.C19]*[.J19]+[.F19]*[.J19])" office:value-type="float" office:value="0.0350502835239958">
            <text:p>0.0350502835</text:p>
          </table:table-cell>
          <table:table-cell office:value-type="float" office:value="0.252712680910074">
            <text:p>0.2527126809</text:p>
          </table:table-cell>
          <table:table-cell table:formula="of:=[.F19]*[.J19]/([.C19]*[.J19]+[.F19]*[.J19])" office:value-type="float" office:value="0.964949716476004">
            <text:p>0.9649497165</text:p>
          </table:table-cell>
          <table:table-cell table:formula="of:=[.F19]*[.J19]" office:value-type="float" office:value="48839">
            <text:p>48839</text:p>
          </table:table-cell>
          <table:table-cell table:formula="of:=[.C19]*[.J19]+[.F19]*[.J19]" office:value-type="float" office:value="50613">
            <text:p>50613</text:p>
          </table:table-cell>
          <table:table-cell office:value-type="float" office:value="193259">
            <text:p>193259</text:p>
          </table:table-cell>
          <table:table-cell office:value-type="float" office:value="0.0205654606879633">
            <text:p>0.0205654607</text:p>
          </table:table-cell>
          <table:table-cell table:formula="of:=[.K19]*[.P19]" office:value-type="float" office:value="48839.0000000001">
            <text:p>48839.0000000001</text:p>
          </table:table-cell>
          <table:table-cell office:value-type="float" office:value="0.822740121618304">
            <text:p>0.8227401216</text:p>
          </table:table-cell>
          <table:table-cell office:value-type="float" office:value="0.156694417693733">
            <text:p>0.1566944177</text:p>
          </table:table-cell>
          <table:table-cell table:formula="of:=[.N19]*[.P19]" office:value-type="float" office:value="372119.000000001">
            <text:p>372119.000000001</text:p>
          </table:table-cell>
          <table:table-cell office:value-type="float" office:value="2374807">
            <text:p>2374807</text:p>
          </table:table-cell>
          <table:table-cell office:value-type="float" office:value="4179366">
            <text:p>4179366</text:p>
          </table:table-cell>
          <table:table-cell table:formula="of:=[.J19]+[.P19]+[.Q19]" office:value-type="float" office:value="6747432">
            <text:p>6747432</text:p>
          </table:table-cell>
          <table:table-cell table:formula="of:=[.J19]+[.P19]" office:value-type="float" office:value="2568066">
            <text:p>2568066</text:p>
          </table:table-cell>
          <table:table-cell table:formula="of:=[.D19]/[.S19]" office:value-type="float" office:value="0.00069079221484183">
            <text:p>0.0006907922</text:p>
          </table:table-cell>
          <table:table-cell table:formula="of:=[.H19]/[.S19]" office:value-type="float" office:value="0.0190178134051072">
            <text:p>0.0190178134</text:p>
          </table:table-cell>
          <table:table-cell table:formula="of:=[.P19]/[.S19]" office:value-type="float" office:value="0.924745314178062">
            <text:p>0.924745314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.625275525962451">
            <text:p>0.625275526</text:p>
          </table:table-cell>
          <table:table-cell office:value-type="float" office:value="0.0109935431836824">
            <text:p>0.0109935432</text:p>
          </table:table-cell>
          <table:table-cell table:formula="of:=[.C20]*[.J20]" office:value-type="float" office:value="2398.99999999999">
            <text:p>2399</text:p>
          </table:table-cell>
          <table:table-cell table:formula="of:=[.C20]*[.J20]/([.C20]*[.J20]+[.F20]*[.J20])" office:value-type="float" office:value="0.029337670596292">
            <text:p>0.0293376706</text:p>
          </table:table-cell>
          <table:table-cell office:value-type="float" office:value="0.363730930853867">
            <text:p>0.3637309309</text:p>
          </table:table-cell>
          <table:table-cell table:formula="of:=[.F20]*[.J20]/([.C20]*[.J20]+[.F20]*[.J20])" office:value-type="float" office:value="0.970662329403708">
            <text:p>0.9706623294</text:p>
          </table:table-cell>
          <table:table-cell table:formula="of:=[.F20]*[.J20]" office:value-type="float" office:value="79373">
            <text:p>79373</text:p>
          </table:table-cell>
          <table:table-cell table:formula="of:=[.C20]*[.J20]+[.F20]*[.J20]" office:value-type="float" office:value="81772">
            <text:p>81772</text:p>
          </table:table-cell>
          <table:table-cell office:value-type="float" office:value="218219">
            <text:p>218219</text:p>
          </table:table-cell>
          <table:table-cell office:value-type="float" office:value="0.0272058082565153">
            <text:p>0.0272058083</text:p>
          </table:table-cell>
          <table:table-cell table:formula="of:=[.K20]*[.P20]" office:value-type="float" office:value="79372.9999999999">
            <text:p>79372.9999999999</text:p>
          </table:table-cell>
          <table:table-cell office:value-type="float" office:value="0.774987986297867">
            <text:p>0.7749879863</text:p>
          </table:table-cell>
          <table:table-cell office:value-type="float" office:value="0.197806205445618">
            <text:p>0.1978062054</text:p>
          </table:table-cell>
          <table:table-cell table:formula="of:=[.N20]*[.P20]" office:value-type="float" office:value="577100.000000002">
            <text:p>577100.000000002</text:p>
          </table:table-cell>
          <table:table-cell office:value-type="float" office:value="2917502">
            <text:p>2917502</text:p>
          </table:table-cell>
          <table:table-cell office:value-type="float" office:value="3925701">
            <text:p>3925701</text:p>
          </table:table-cell>
          <table:table-cell table:formula="of:=[.J20]+[.P20]+[.Q20]" office:value-type="float" office:value="7061422">
            <text:p>7061422</text:p>
          </table:table-cell>
          <table:table-cell table:formula="of:=[.J20]+[.P20]" office:value-type="float" office:value="3135721">
            <text:p>3135721</text:p>
          </table:table-cell>
          <table:table-cell table:formula="of:=[.D20]/[.S20]" office:value-type="float" office:value="0.000765055309448765">
            <text:p>0.0007650553</text:p>
          </table:table-cell>
          <table:table-cell table:formula="of:=[.H20]/[.S20]" office:value-type="float" office:value="0.0253125198319621">
            <text:p>0.0253125198</text:p>
          </table:table-cell>
          <table:table-cell table:formula="of:=[.P20]/[.S20]" office:value-type="float" office:value="0.930408668373238">
            <text:p>0.930408668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.675533571494">
            <text:p>0.6755335715</text:p>
          </table:table-cell>
          <table:table-cell office:value-type="float" office:value="0.00959512686635523">
            <text:p>0.0095951269</text:p>
          </table:table-cell>
          <table:table-cell table:formula="of:=[.C21]*[.J21]" office:value-type="float" office:value="2095">
            <text:p>2095</text:p>
          </table:table-cell>
          <table:table-cell table:formula="of:=[.C21]*[.J21]/([.C21]*[.J21]+[.F21]*[.J21])" office:value-type="float" office:value="0.0295720173903224">
            <text:p>0.0295720174</text:p>
          </table:table-cell>
          <table:table-cell office:value-type="float" office:value="0.314871301639645">
            <text:p>0.3148713016</text:p>
          </table:table-cell>
          <table:table-cell table:formula="of:=[.F21]*[.J21]/([.C21]*[.J21]+[.F21]*[.J21])" office:value-type="float" office:value="0.970427982609678">
            <text:p>0.9704279826</text:p>
          </table:table-cell>
          <table:table-cell table:formula="of:=[.F21]*[.J21]" office:value-type="float" office:value="68749.0000000001">
            <text:p>68749.0000000001</text:p>
          </table:table-cell>
          <table:table-cell table:formula="of:=[.C21]*[.J21]+[.F21]*[.J21]" office:value-type="float" office:value="70844.0000000001">
            <text:p>70844.0000000001</text:p>
          </table:table-cell>
          <table:table-cell office:value-type="float" office:value="218340">
            <text:p>218340</text:p>
          </table:table-cell>
          <table:table-cell office:value-type="float" office:value="0.0237002017045778">
            <text:p>0.0237002017</text:p>
          </table:table-cell>
          <table:table-cell table:formula="of:=[.K21]*[.P21]" office:value-type="float" office:value="68749.0000000001">
            <text:p>68749.0000000001</text:p>
          </table:table-cell>
          <table:table-cell office:value-type="float" office:value="0.785749128595545">
            <text:p>0.7857491286</text:p>
          </table:table-cell>
          <table:table-cell office:value-type="float" office:value="0.190550669699877">
            <text:p>0.1905506697</text:p>
          </table:table-cell>
          <table:table-cell table:formula="of:=[.N21]*[.P21]" office:value-type="float" office:value="552745">
            <text:p>552745</text:p>
          </table:table-cell>
          <table:table-cell office:value-type="float" office:value="2900777">
            <text:p>2900777</text:p>
          </table:table-cell>
          <table:table-cell office:value-type="float" office:value="3979781">
            <text:p>3979781</text:p>
          </table:table-cell>
          <table:table-cell table:formula="of:=[.J21]+[.P21]+[.Q21]" office:value-type="float" office:value="7098898">
            <text:p>7098898</text:p>
          </table:table-cell>
          <table:table-cell table:formula="of:=[.J21]+[.P21]" office:value-type="float" office:value="3119117">
            <text:p>3119117</text:p>
          </table:table-cell>
          <table:table-cell table:formula="of:=[.D21]/[.S21]" office:value-type="float" office:value="0.000671664448624403">
            <text:p>0.0006716644</text:p>
          </table:table-cell>
          <table:table-cell table:formula="of:=[.H21]/[.S21]" office:value-type="float" office:value="0.0220411738322096">
            <text:p>0.0220411738</text:p>
          </table:table-cell>
          <table:table-cell table:formula="of:=[.P21]/[.S21]" office:value-type="float" office:value="0.929999419707565">
            <text:p>0.929999419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699821973168277">
            <text:p>0.6998219732</text:p>
          </table:table-cell>
          <table:table-cell office:value-type="float" office:value="0.00712482910926491">
            <text:p>0.0071248291</text:p>
          </table:table-cell>
          <table:table-cell table:formula="of:=[.C22]*[.J22]" office:value-type="float" office:value="1897">
            <text:p>1897</text:p>
          </table:table-cell>
          <table:table-cell table:formula="of:=[.C22]*[.J22]/([.C22]*[.J22]+[.F22]*[.J22])" office:value-type="float" office:value="0.0237353452698222">
            <text:p>0.0237353453</text:p>
          </table:table-cell>
          <table:table-cell office:value-type="float" office:value="0.293053197722458">
            <text:p>0.2930531977</text:p>
          </table:table-cell>
          <table:table-cell table:formula="of:=[.F22]*[.J22]/([.C22]*[.J22]+[.F22]*[.J22])" office:value-type="float" office:value="0.976264654730178">
            <text:p>0.9762646547</text:p>
          </table:table-cell>
          <table:table-cell table:formula="of:=[.F22]*[.J22]" office:value-type="float" office:value="78025.9999999999">
            <text:p>78025.9999999999</text:p>
          </table:table-cell>
          <table:table-cell table:formula="of:=[.C22]*[.J22]+[.F22]*[.J22]" office:value-type="float" office:value="79922.9999999999">
            <text:p>79922.9999999999</text:p>
          </table:table-cell>
          <table:table-cell office:value-type="float" office:value="266252">
            <text:p>266252</text:p>
          </table:table-cell>
          <table:table-cell office:value-type="float" office:value="0.0199725187807103">
            <text:p>0.0199725188</text:p>
          </table:table-cell>
          <table:table-cell table:formula="of:=[.K22]*[.P22]" office:value-type="float" office:value="78025.9999999999">
            <text:p>78025.9999999999</text:p>
          </table:table-cell>
          <table:table-cell office:value-type="float" office:value="0.790584201165802">
            <text:p>0.7905842012</text:p>
          </table:table-cell>
          <table:table-cell office:value-type="float" office:value="0.189443280053488">
            <text:p>0.1894432801</text:p>
          </table:table-cell>
          <table:table-cell table:formula="of:=[.N22]*[.P22]" office:value-type="float" office:value="740092">
            <text:p>740092</text:p>
          </table:table-cell>
          <table:table-cell office:value-type="float" office:value="3906668">
            <text:p>3906668</text:p>
          </table:table-cell>
          <table:table-cell office:value-type="float" office:value="5027437">
            <text:p>5027437</text:p>
          </table:table-cell>
          <table:table-cell table:formula="of:=[.J22]+[.P22]+[.Q22]" office:value-type="float" office:value="9200357">
            <text:p>9200357</text:p>
          </table:table-cell>
          <table:table-cell table:formula="of:=[.J22]+[.P22]" office:value-type="float" office:value="4172920">
            <text:p>4172920</text:p>
          </table:table-cell>
          <table:table-cell table:formula="of:=[.D22]/[.S22]" office:value-type="float" office:value="0.00045459773971224">
            <text:p>0.0004545977</text:p>
          </table:table-cell>
          <table:table-cell table:formula="of:=[.H22]/[.S22]" office:value-type="float" office:value="0.0186981777747956">
            <text:p>0.0186981778</text:p>
          </table:table-cell>
          <table:table-cell table:formula="of:=[.P22]/[.S22]" office:value-type="float" office:value="0.936195278126588">
            <text:p>0.9361952781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.650764351725676">
            <text:p>0.6507643517</text:p>
          </table:table-cell>
          <table:table-cell office:value-type="float" office:value="0.00825466828539101">
            <text:p>0.0082546683</text:p>
          </table:table-cell>
          <table:table-cell table:formula="of:=[.C23]*[.J23]" office:value-type="float" office:value="1999">
            <text:p>1999</text:p>
          </table:table-cell>
          <table:table-cell table:formula="of:=[.C23]*[.J23]/([.C23]*[.J23]+[.F23]*[.J23])" office:value-type="float" office:value="0.0236363851347357">
            <text:p>0.0236363851</text:p>
          </table:table-cell>
          <table:table-cell office:value-type="float" office:value="0.340980979988933">
            <text:p>0.34098098</text:p>
          </table:table-cell>
          <table:table-cell table:formula="of:=[.F23]*[.J23]/([.C23]*[.J23]+[.F23]*[.J23])" office:value-type="float" office:value="0.976363614865264">
            <text:p>0.9763636149</text:p>
          </table:table-cell>
          <table:table-cell table:formula="of:=[.F23]*[.J23]" office:value-type="float" office:value="82574">
            <text:p>82574</text:p>
          </table:table-cell>
          <table:table-cell table:formula="of:=[.C23]*[.J23]+[.F23]*[.J23]" office:value-type="float" office:value="84573">
            <text:p>84573</text:p>
          </table:table-cell>
          <table:table-cell office:value-type="float" office:value="242166">
            <text:p>242166</text:p>
          </table:table-cell>
          <table:table-cell office:value-type="float" office:value="0.0198368208043745">
            <text:p>0.0198368208</text:p>
          </table:table-cell>
          <table:table-cell table:formula="of:=[.K23]*[.P23]" office:value-type="float" office:value="82574">
            <text:p>82574</text:p>
          </table:table-cell>
          <table:table-cell office:value-type="float" office:value="0.779112073208905">
            <text:p>0.7791120732</text:p>
          </table:table-cell>
          <table:table-cell office:value-type="float" office:value="0.20105110598672">
            <text:p>0.201051106</text:p>
          </table:table-cell>
          <table:table-cell table:formula="of:=[.N23]*[.P23]" office:value-type="float" office:value="836907.999999998">
            <text:p>836907.999999998</text:p>
          </table:table-cell>
          <table:table-cell office:value-type="float" office:value="4162663">
            <text:p>4162663</text:p>
          </table:table-cell>
          <table:table-cell office:value-type="float" office:value="4700857">
            <text:p>4700857</text:p>
          </table:table-cell>
          <table:table-cell table:formula="of:=[.J23]+[.P23]+[.Q23]" office:value-type="float" office:value="9105686">
            <text:p>9105686</text:p>
          </table:table-cell>
          <table:table-cell table:formula="of:=[.J23]+[.P23]" office:value-type="float" office:value="4404829">
            <text:p>4404829</text:p>
          </table:table-cell>
          <table:table-cell table:formula="of:=[.D23]/[.S23]" office:value-type="float" office:value="0.0004538201142428">
            <text:p>0.0004538201</text:p>
          </table:table-cell>
          <table:table-cell table:formula="of:=[.H23]/[.S23]" office:value-type="float" office:value="0.0187462441788319">
            <text:p>0.0187462442</text:p>
          </table:table-cell>
          <table:table-cell table:formula="of:=[.P23]/[.S23]" office:value-type="float" office:value="0.945022610412345">
            <text:p>0.9450226104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.601807877179138">
            <text:p>0.6018078772</text:p>
          </table:table-cell>
          <table:table-cell office:value-type="float" office:value="0.0106607360642801">
            <text:p>0.0106607361</text:p>
          </table:table-cell>
          <table:table-cell table:formula="of:=[.C24]*[.J24]" office:value-type="float" office:value="2229">
            <text:p>2229</text:p>
          </table:table-cell>
          <table:table-cell table:formula="of:=[.C24]*[.J24]/([.C24]*[.J24]+[.F24]*[.J24])" office:value-type="float" office:value="0.026772845200346">
            <text:p>0.0267728452</text:p>
          </table:table-cell>
          <table:table-cell office:value-type="float" office:value="0.387531386756582">
            <text:p>0.3875313868</text:p>
          </table:table-cell>
          <table:table-cell table:formula="of:=[.F24]*[.J24]/([.C24]*[.J24]+[.F24]*[.J24])" office:value-type="float" office:value="0.973227154799654">
            <text:p>0.9732271548</text:p>
          </table:table-cell>
          <table:table-cell table:formula="of:=[.F24]*[.J24]" office:value-type="float" office:value="81027">
            <text:p>81027</text:p>
          </table:table-cell>
          <table:table-cell table:formula="of:=[.C24]*[.J24]+[.F24]*[.J24]" office:value-type="float" office:value="83256">
            <text:p>83256</text:p>
          </table:table-cell>
          <table:table-cell office:value-type="float" office:value="209085">
            <text:p>209085</text:p>
          </table:table-cell>
          <table:table-cell office:value-type="float" office:value="0.0258938635055575">
            <text:p>0.0258938635</text:p>
          </table:table-cell>
          <table:table-cell table:formula="of:=[.K24]*[.P24]" office:value-type="float" office:value="81027">
            <text:p>81027</text:p>
          </table:table-cell>
          <table:table-cell office:value-type="float" office:value="0.7361879101891">
            <text:p>0.7361879102</text:p>
          </table:table-cell>
          <table:table-cell office:value-type="float" office:value="0.237918226305343">
            <text:p>0.2379182263</text:p>
          </table:table-cell>
          <table:table-cell table:formula="of:=[.N24]*[.P24]" office:value-type="float" office:value="744493.000000001">
            <text:p>744493.000000001</text:p>
          </table:table-cell>
          <table:table-cell office:value-type="float" office:value="3129197">
            <text:p>3129197</text:p>
          </table:table-cell>
          <table:table-cell office:value-type="float" office:value="2482197">
            <text:p>2482197</text:p>
          </table:table-cell>
          <table:table-cell table:formula="of:=[.J24]+[.P24]+[.Q24]" office:value-type="float" office:value="5820479">
            <text:p>5820479</text:p>
          </table:table-cell>
          <table:table-cell table:formula="of:=[.J24]+[.P24]" office:value-type="float" office:value="3338282">
            <text:p>3338282</text:p>
          </table:table-cell>
          <table:table-cell table:formula="of:=[.D24]/[.S24]" office:value-type="float" office:value="0.000667708719634832">
            <text:p>0.0006677087</text:p>
          </table:table-cell>
          <table:table-cell table:formula="of:=[.H24]/[.S24]" office:value-type="float" office:value="0.0242720656912747">
            <text:p>0.0242720657</text:p>
          </table:table-cell>
          <table:table-cell table:formula="of:=[.P24]/[.S24]" office:value-type="float" office:value="0.937367484232908">
            <text:p>0.93736748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9">11/19/2023</text:date>, <text:time>20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9T20:26:09.52</dc:date>
    <dc:creator>Aleksandrs Berdicevskis</dc:creator>
    <meta:generator>OpenOffice/4.1.2$Win32 OpenOffice.org_project/412m3$Build-9782</meta:generator>
    <meta:editing-duration>PT32M27S</meta:editing-duration>
    <meta:editing-cycles>1</meta:editing-cycles>
    <meta:document-statistic meta:table-count="1" meta:cell-count="528" meta:object-count="0"/>
  </office:meta>
</office:document-meta>
</file>